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JERI PILLPE, ROMUL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8204489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6148225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JERI PILLPE, ROMUL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82044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03/09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4.86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3567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567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176647</text:p>
          </table:table-cell>
          <table:table-cell table:style-name="Tabla2.D3" office:value-type="string">
            <text:p text:style-name="P23">3567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13:30:05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